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077e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6">Você será capaz de:</text:p>
      <text:list xml:id="list594859241" text:style-name="L1">
        <text:list-item>
          <text:p text:style-name="P5">Entender o que são bancos de dados ;</text:p>
        </text:list-item>
        <text:list-item>
          <text:p text:style-name="P5">Entender como a linguagem de consulta estruturada ( SQL ) é usada;</text:p>
        </text:list-item>
        <text:list-item>
          <text:p text:style-name="P5">Compreender como as tabelas se encaixam no conceito de banco de dados ;</text:p>
        </text:list-item>
        <text:list-item>
          <text:p text:style-name="P5">Montar um ambiente de desenvolvimento local para praticar SQL ;</text:p>
        </text:list-item>
        <text:list-item>
          <text:p text:style-name="P5">Entender como usar o MySQL Workbench 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077e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0.1</text:span><text:span text:style-name="MT4"> <text:s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21T15:17:33.513310833</dc:date>
    <meta:editing-duration>PT35M28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7" meta:word-count="64" meta:character-count="404" meta:non-whitespace-character-count="280"/>
  </office:meta>
</office:document-meta>
</file>